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3.86291666666667cm"/>
    </style:style>
    <style:style style:name="co2" style:family="table-column">
      <style:table-column-properties fo:break-before="auto" style:column-width="5.159375cm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4.683125cm"/>
    </style:style>
    <style:style style:name="co6" style:family="table-column">
      <style:table-column-properties fo:break-before="auto" style:column-width="4.3656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duct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4" table:number-columns-repeated="248" table:default-cell-style-name="ce2"/>
        <table:table-column table:style-name="co4" table:number-columns-repeated="16128" table:default-cell-style-name="ce1"/>
        <table:table-row table:style-name="ro1">
          <table:table-cell office:value-type="string" table:style-name="ce2">
            <text:p>CODIGOARTICULO</text:p>
          </table:table-cell>
          <table:table-cell office:value-type="string" table:style-name="ce2">
            <text:p>NOMBREARTICULO</text:p>
          </table:table-cell>
          <table:table-cell office:value-type="string" table:style-name="ce2">
            <text:p>SECCION</text:p>
          </table:table-cell>
          <table:table-cell office:value-type="string" table:style-name="ce2">
            <text:p>PRECIO</text:p>
          </table:table-cell>
          <table:table-cell office:value-type="string" table:style-name="ce2">
            <text:p>STOCK</text:p>
          </table:table-cell>
          <table:table-cell office:value-type="string" table:style-name="ce2">
            <text:p>DESCRIPCION</text:p>
          </table:table-cell>
          <table:table-cell office:value-type="string" table:style-name="ce2">
            <text:p>FOTO</text:p>
          </table:table-cell>
          <table:table-cell office:value-type="string" table:style-name="ce2">
            <text:p>URL</text:p>
          </table:table-cell>
          <table:table-cell table:number-columns-repeated="248" table:style-name="ce2"/>
          <table:table-cell table:number-columns-repeated="16128"/>
        </table:table-row>
        <table:table-row table:style-name="ro1">
          <table:table-cell office:value-type="string" table:style-name="ce1">
            <text:p>AR01</text:p>
          </table:table-cell>
          <table:table-cell office:value-type="string" table:style-name="ce1">
            <text:p>LAPTOP AMD</text:p>
          </table:table-cell>
          <table:table-cell office:value-type="string" table:style-name="ce1">
            <text:p>PORTATILES</text:p>
          </table:table-cell>
          <table:table-cell office:value-type="float" office:value="78000" table:style-name="ce1">
            <text:p>780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ortatiles, Laptops, Computadoras, Pcs, Macbooks, Notebooks, Netbooks</text:p>
          </table:table-cell>
          <table:table-cell office:value-type="string" table:style-name="ce1">
            <text:p>portatil dell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02</text:p>
          </table:table-cell>
          <table:table-cell office:value-type="string" table:style-name="ce1">
            <text:p>COMPUTADORA AMD</text:p>
          </table:table-cell>
          <table:table-cell office:value-type="string" table:style-name="ce1">
            <text:p>COMPUTADORAS</text:p>
          </table:table-cell>
          <table:table-cell office:value-type="float" office:value="67500" table:style-name="ce1">
            <text:p>6750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cs, Computadoras, Amd, Intel, Mac, Asus, Gigabyte, Msi, Asrock, Ryzen, i3, i5, i7, i9, pc, gamer</text:p>
          </table:table-cell>
          <table:table-cell office:value-type="string" table:style-name="ce1">
            <text:p>compu asus intel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03</text:p>
          </table:table-cell>
          <table:table-cell office:value-type="string" table:style-name="ce1">
            <text:p>COMPUTADORA INTEL</text:p>
          </table:table-cell>
          <table:table-cell office:value-type="string" table:style-name="ce1">
            <text:p>COMPUTADORAS</text:p>
          </table:table-cell>
          <table:table-cell office:value-type="float" office:value="76500" table:style-name="ce1">
            <text:p>765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cs, Computadoras, Amd, Intel, Mac, Asus, Gigabyte, Msi, Asrock, Ryzen, i3, i5, i7, i9, pc, gamer</text:p>
          </table:table-cell>
          <table:table-cell office:value-type="string" table:style-name="ce1">
            <text:p>Computadora- asus amd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04</text:p>
          </table:table-cell>
          <table:table-cell office:value-type="string" table:style-name="ce1">
            <text:p>LAPTOP INTEL</text:p>
          </table:table-cell>
          <table:table-cell office:value-type="string" table:style-name="ce1">
            <text:p>PORTATILES</text:p>
          </table:table-cell>
          <table:table-cell office:value-type="float" office:value="57500" table:style-name="ce1">
            <text:p>575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rtatiles, Laptops, Computadoras, Pcs, Macbooks, Notebooks, Netbooks</text:p>
          </table:table-cell>
          <table:table-cell office:value-type="string" table:style-name="ce1">
            <text:p>laptop intel.pn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05</text:p>
          </table:table-cell>
          <table:table-cell office:value-type="string" table:style-name="ce1">
            <text:p>MACBOOK PRO</text:p>
          </table:table-cell>
          <table:table-cell office:value-type="string" table:style-name="ce1">
            <text:p>PORTATILES</text:p>
          </table:table-cell>
          <table:table-cell office:value-type="float" office:value="45600" table:style-name="ce1">
            <text:p>456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ortatiles, Laptops, Computadoras, Pcs, Macbooks, Notebooks, Netbooks</text:p>
          </table:table-cell>
          <table:table-cell office:value-type="string" table:style-name="ce1">
            <text:p>macbook pro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06</text:p>
          </table:table-cell>
          <table:table-cell office:value-type="string" table:style-name="ce1">
            <text:p>MACBOOK AIR</text:p>
          </table:table-cell>
          <table:table-cell office:value-type="string" table:style-name="ce1">
            <text:p>PORTATILES</text:p>
          </table:table-cell>
          <table:table-cell office:value-type="float" office:value="65000" table:style-name="ce1">
            <text:p>650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rtatiles, Laptops, Computadoras, Pcs, Macbooks, Notebooks, Netbooks</text:p>
          </table:table-cell>
          <table:table-cell office:value-type="string" table:style-name="ce1">
            <text:p>macbook-air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07</text:p>
          </table:table-cell>
          <table:table-cell office:value-type="string" table:style-name="ce1">
            <text:p>CELULAR SAMSUNG J6</text:p>
          </table:table-cell>
          <table:table-cell office:value-type="string" table:style-name="ce1">
            <text:p>CELULARES</text:p>
          </table:table-cell>
          <table:table-cell office:value-type="float" office:value="5500" table:style-name="ce1">
            <text:p>55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LEFONOS, SMARTPHONES, CELULARES, IPHONE, APPLE, SAMSUNG, XIAOMI, HUAWEUI, P30, S9, J6, XR, MOBILES</text:p>
          </table:table-cell>
          <table:table-cell office:value-type="string" table:style-name="ce1">
            <text:p>samj6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08</text:p>
          </table:table-cell>
          <table:table-cell office:value-type="string" table:style-name="ce1">
            <text:p>CELULAR SAMSUNG S9</text:p>
          </table:table-cell>
          <table:table-cell office:value-type="string" table:style-name="ce1">
            <text:p>CELULARES</text:p>
          </table:table-cell>
          <table:table-cell office:value-type="float" office:value="5500" table:style-name="ce1">
            <text:p>55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LEFONOS, SMARTPHONES, CELULARES, IPHONE, APPLE, SAMSUNG, XIAOMI, HUAWEUI, P30, S9, J6, XR, MOBILES</text:p>
          </table:table-cell>
          <table:table-cell office:value-type="string" table:style-name="ce1">
            <text:p>sams9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09</text:p>
          </table:table-cell>
          <table:table-cell office:value-type="string" table:style-name="ce1">
            <text:p>CELULAR IHPONE XR</text:p>
          </table:table-cell>
          <table:table-cell office:value-type="string" table:style-name="ce1">
            <text:p>CELULARES</text:p>
          </table:table-cell>
          <table:table-cell office:value-type="float" office:value="5500" table:style-name="ce1">
            <text:p>55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LEFONOS, SMARTPHONES, CELULARES, IPHONE, APPLE, SAMSUNG, XIAOMI, HUAWEUI, P30, S9, J6, XR, MOBILES</text:p>
          </table:table-cell>
          <table:table-cell office:value-type="string" table:style-name="ce1">
            <text:p>iphonerx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10</text:p>
          </table:table-cell>
          <table:table-cell office:value-type="string" table:style-name="ce1">
            <text:p>CELULAR XIAOMI MI9T</text:p>
          </table:table-cell>
          <table:table-cell office:value-type="string" table:style-name="ce1">
            <text:p>CELULARES</text:p>
          </table:table-cell>
          <table:table-cell office:value-type="float" office:value="5500" table:style-name="ce1">
            <text:p>55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LEFONOS, SMARTPHONES, CELULARES, IPHONE, APPLE, SAMSUNG, XIAOMI, HUAWEUI, P30, S9, J6, XR, MOBILES</text:p>
          </table:table-cell>
          <table:table-cell office:value-type="string" table:style-name="ce1">
            <text:p>mi9t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11</text:p>
          </table:table-cell>
          <table:table-cell office:value-type="string" table:style-name="ce1">
            <text:p>IMPRESORA BROTHER 8086</text:p>
          </table:table-cell>
          <table:table-cell office:value-type="string" table:style-name="ce1">
            <text:p>IMPRESORAS</text:p>
          </table:table-cell>
          <table:table-cell office:value-type="float" office:value="5500" table:style-name="ce1">
            <text:p>55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MPRESORAS, HP, CANON, BROTHER, EPSON, MULTIFUNCION, FOTOCOPIAS, IMPRESION, DIGITAL, FOTOGRAFIA, LEXMARK</text:p>
          </table:table-cell>
          <table:table-cell office:value-type="string" table:style-name="ce1">
            <text:p>imprebrother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12</text:p>
          </table:table-cell>
          <table:table-cell office:value-type="string" table:style-name="ce1">
            <text:p>IMPRESORA HP XSMART 1055</text:p>
          </table:table-cell>
          <table:table-cell office:value-type="string" table:style-name="ce1">
            <text:p>IMPRESORAS</text:p>
          </table:table-cell>
          <table:table-cell office:value-type="float" office:value="5500" table:style-name="ce1">
            <text:p>5500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IMPRESORAS, HP, CANON, BROTHER, EPSON, MULTIFUNCION, FOTOCOPIAS, IMPRESION, DIGITAL, FOTOGRAFIA, LEXMARK</text:p>
          </table:table-cell>
          <table:table-cell office:value-type="string" table:style-name="ce1">
            <text:p>hpimpre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13</text:p>
          </table:table-cell>
          <table:table-cell office:value-type="string" table:style-name="ce1">
            <text:p>LAPTOP DELL INTEL</text:p>
          </table:table-cell>
          <table:table-cell office:value-type="string" table:style-name="ce1">
            <text:p>PORTATILES</text:p>
          </table:table-cell>
          <table:table-cell office:value-type="float" office:value="67150" table:style-name="ce1">
            <text:p>6715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ortatiles, Laptops, Computadoras, Pcs, Macbooks, Notebooks, Netbooks</text:p>
          </table:table-cell>
          <table:table-cell office:value-type="string" table:style-name="ce1">
            <text:p>portatil dell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14</text:p>
          </table:table-cell>
          <table:table-cell office:value-type="string" table:style-name="ce1">
            <text:p>LAPTOP ASUS AMD</text:p>
          </table:table-cell>
          <table:table-cell office:value-type="string" table:style-name="ce1">
            <text:p>PORTATILES</text:p>
          </table:table-cell>
          <table:table-cell office:value-type="float" office:value="5500" table:style-name="ce1">
            <text:p>55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ortatiles, Laptops, Computadoras, Pcs, Macbooks, Notebooks, Netbooks</text:p>
          </table:table-cell>
          <table:table-cell office:value-type="string" table:style-name="ce1">
            <text:p>portatil acer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15</text:p>
          </table:table-cell>
          <table:table-cell office:value-type="string" table:style-name="ce1">
            <text:p>CABLE USB-C</text:p>
          </table:table-cell>
          <table:table-cell office:value-type="string" table:style-name="ce1">
            <text:p>ACCESORIOS</text:p>
          </table:table-cell>
          <table:table-cell office:value-type="float" office:value="5500" table:style-name="ce1">
            <text:p>550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ABLES, USB, USB-C, USBS, MICRO USB, APPLE, CABLE APPLE, LIGHTNING, ORIGINAL, CARGADOR, USB C, CABLE DE CELULAR</text:p>
          </table:table-cell>
          <table:table-cell office:value-type="string" table:style-name="ce1">
            <text:p>usb-c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16</text:p>
          </table:table-cell>
          <table:table-cell office:value-type="string" table:style-name="ce1">
            <text:p>CABLE LIGHTNING APPLE</text:p>
          </table:table-cell>
          <table:table-cell office:value-type="string" table:style-name="ce1">
            <text:p>ACCESORIOS</text:p>
          </table:table-cell>
          <table:table-cell office:value-type="float" office:value="5500" table:style-name="ce1">
            <text:p>550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ABLES, USB, USB-C, USBS, MICRO USB, APPLE, CABLE APPLE, LIGHTNING, ORIGINAL, CARGADOR, USB C, CABLE DE CELULAR</text:p>
          </table:table-cell>
          <table:table-cell office:value-type="string" table:style-name="ce1">
            <text:p>cableApple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17</text:p>
          </table:table-cell>
          <table:table-cell office:value-type="string" table:style-name="ce1">
            <text:p>CABLE USB-MICRO</text:p>
          </table:table-cell>
          <table:table-cell office:value-type="string" table:style-name="ce1">
            <text:p>ACCESORIOS</text:p>
          </table:table-cell>
          <table:table-cell office:value-type="float" office:value="5500" table:style-name="ce1">
            <text:p>550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ABLES, USB, USB-C, USBS, MICRO USB, APPLE, CABLE APPLE, LIGHTNING, ORIGINAL, CARGADOR, USB C, CABLE DE CELULAR</text:p>
          </table:table-cell>
          <table:table-cell office:value-type="string" table:style-name="ce1">
            <text:p>microusb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18</text:p>
          </table:table-cell>
          <table:table-cell office:value-type="string" table:style-name="ce1">
            <text:p>CELULAR IPHONE 9S</text:p>
          </table:table-cell>
          <table:table-cell office:value-type="string" table:style-name="ce1">
            <text:p>CELULARES</text:p>
          </table:table-cell>
          <table:table-cell office:value-type="float" office:value="67000" table:style-name="ce1">
            <text:p>67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LEFONOS, SMARTPHONES, CELULARES, IPHONE, APPLE, SAMSUNG, XIAOMI, HUAWEUI, P30, S9, J6, XR, MOBILES</text:p>
          </table:table-cell>
          <table:table-cell office:value-type="string" table:style-name="ce1">
            <text:p>iphone9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19</text:p>
          </table:table-cell>
          <table:table-cell office:value-type="string" table:style-name="ce1">
            <text:p>CELULAR HUAWEUI P30</text:p>
          </table:table-cell>
          <table:table-cell office:value-type="string" table:style-name="ce1">
            <text:p>CELULARES</text:p>
          </table:table-cell>
          <table:table-cell office:value-type="float" office:value="56000" table:style-name="ce1">
            <text:p>56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LEFONOS, SMARTPHONES, CELULARES, IPHONE, APPLE, SAMSUNG, XIAOMI, HUAWEUI, P30, S9, J6, XR, MOBILES</text:p>
          </table:table-cell>
          <table:table-cell office:value-type="string" table:style-name="ce1">
            <text:p>huaweip30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21</text:p>
          </table:table-cell>
          <table:table-cell office:value-type="string" table:style-name="ce1">
            <text:p>PENDRIVE SANDISK 64</text:p>
          </table:table-cell>
          <table:table-cell office:value-type="string" table:style-name="ce1">
            <text:p>ALMACENAMIENTO</text:p>
          </table:table-cell>
          <table:table-cell office:value-type="float" office:value="710" table:style-name="ce1">
            <text:p>71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ENDRIVES, USBS, DVDS, CDS, HDD, SSD, DISCO RIGIDO, DISCO ESTADO SOLIDO, M2, M.2, PEN, ALMACENAMIENTO, SANDISK, KINGSTON, HP, MEMORIA, MEMORIAS FLASH</text:p>
          </table:table-cell>
          <table:table-cell office:value-type="string" table:style-name="ce1">
            <text:p>sandisk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20</text:p>
          </table:table-cell>
          <table:table-cell office:value-type="string" table:style-name="ce1">
            <text:p>PENDRIVE SANDISK 32</text:p>
          </table:table-cell>
          <table:table-cell office:value-type="string" table:style-name="ce1">
            <text:p>ALMACENAMIENTO</text:p>
          </table:table-cell>
          <table:table-cell office:value-type="float" office:value="450" table:style-name="ce1">
            <text:p>4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ENDRIVES, USBS, DVDS, CDS, HDD, SSD, DISCO RIGIDO, DISCO ESTADO SOLIDO, M2, M.2, PEN, ALMACENAMIENTO, SANDISK, KINGSTON, HP, MEMORIA, MEMORIAS FLASH</text:p>
          </table:table-cell>
          <table:table-cell office:value-type="string" table:style-name="ce1">
            <text:p>sandisk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22</text:p>
          </table:table-cell>
          <table:table-cell office:value-type="string" table:style-name="ce1">
            <text:p>PENDRIVE KINGSTON 32</text:p>
          </table:table-cell>
          <table:table-cell office:value-type="string" table:style-name="ce1">
            <text:p>ALMACENAMIENTO</text:p>
          </table:table-cell>
          <table:table-cell office:value-type="float" office:value="470" table:style-name="ce1">
            <text:p>47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ENDRIVES, USBS, DVDS, CDS, HDD, SSD, DISCO RIGIDO, DISCO ESTADO SOLIDO, M2, M.2, PEN, ALMACENAMIENTO, SANDISK, KINGSTON, HP, MEMORIA, MEMORIAS FLASH</text:p>
          </table:table-cell>
          <table:table-cell office:value-type="string" table:style-name="ce1">
            <text:p>KINGSTON1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23</text:p>
          </table:table-cell>
          <table:table-cell office:value-type="string" table:style-name="ce1">
            <text:p>PENDRIVE KINGSTON 64</text:p>
          </table:table-cell>
          <table:table-cell office:value-type="string" table:style-name="ce1">
            <text:p>ALMACENAMIENTO</text:p>
          </table:table-cell>
          <table:table-cell office:value-type="float" office:value="810" table:style-name="ce1">
            <text:p>81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ENDRIVES, USBS, DVDS, CDS, HDD, SSD, DISCO RIGIDO, DISCO ESTADO SOLIDO, M2, M.2, PEN, ALMACENAMIENTO, SANDISK, KINGSTON, HP, MEMORIA, MEMORIAS FLASH</text:p>
          </table:table-cell>
          <table:table-cell office:value-type="string" table:style-name="ce1">
            <text:p>kingston2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24</text:p>
          </table:table-cell>
          <table:table-cell office:value-type="string" table:style-name="ce1">
            <text:p>PENDRIVE KINGSTON 128</text:p>
          </table:table-cell>
          <table:table-cell office:value-type="string" table:style-name="ce1">
            <text:p>ALMACENAMIENTO</text:p>
          </table:table-cell>
          <table:table-cell office:value-type="float" office:value="1100" table:style-name="ce1">
            <text:p>110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ENDRIVES, USBS, DVDS, CDS, HDD, SSD, DISCO RIGIDO, DISCO ESTADO SOLIDO, M2, M.2, PEN, ALMACENAMIENTO, SANDISK, KINGSTON, HP, MEMORIA, MEMORIAS FLASH</text:p>
          </table:table-cell>
          <table:table-cell office:value-type="string" table:style-name="ce1">
            <text:p>kingston3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25</text:p>
          </table:table-cell>
          <table:table-cell office:value-type="string" table:style-name="ce1">
            <text:p>PENDRIVE HP 32</text:p>
          </table:table-cell>
          <table:table-cell office:value-type="string" table:style-name="ce1">
            <text:p>ALMACENAMIENTO</text:p>
          </table:table-cell>
          <table:table-cell office:value-type="float" office:value="415" table:style-name="ce1">
            <text:p>4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ENDRIVES, USBS, DVDS, CDS, HDD, SSD, DISCO RIGIDO, DISCO ESTADO SOLIDO, M2, M.2, PEN, ALMACENAMIENTO, SANDISK, KINGSTON, HP, MEMORIA, MEMORIAS FLASH</text:p>
          </table:table-cell>
          <table:table-cell office:value-type="string" table:style-name="ce1">
            <text:p>pendrive hp1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26</text:p>
          </table:table-cell>
          <table:table-cell office:value-type="string" table:style-name="ce1">
            <text:p>PENDRIVE HP 64</text:p>
          </table:table-cell>
          <table:table-cell office:value-type="string" table:style-name="ce1">
            <text:p>ALMACENAMIENTO</text:p>
          </table:table-cell>
          <table:table-cell office:value-type="float" office:value="690" table:style-name="ce1">
            <text:p>69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ENDRIVES, USBS, DVDS, CDS, HDD, SSD, DISCO RIGIDO, DISCO ESTADO SOLIDO, M2, M.2, PEN, ALMACENAMIENTO, SANDISK, KINGSTON, HP, MEMORIA, MEMORIAS FLASH</text:p>
          </table:table-cell>
          <table:table-cell office:value-type="string" table:style-name="ce1">
            <text:p>pendrive hp1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27</text:p>
          </table:table-cell>
          <table:table-cell office:value-type="string" table:style-name="ce1">
            <text:p>MOUSE GRIFFIN</text:p>
          </table:table-cell>
          <table:table-cell office:value-type="string" table:style-name="ce1">
            <text:p>PERIFERICOS</text:p>
          </table:table-cell>
          <table:table-cell office:value-type="float" office:value="750" table:style-name="ce1">
            <text:p>75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ERIFERICOS, ACCESORIOS, PARLANTES, TECLADOS, MOUSES, MONITORES, TECLADO, MOUSE, RATON, PARLANTE, MONITOR, IMAGEN, VGA, HDMI, CONEXION, GENIUS, NOGA, NOGA NET, PHILIPS, SAMSUNG, GABINETES, GABINETE, SENTEY</text:p>
          </table:table-cell>
          <table:table-cell office:value-type="string" table:style-name="ce1">
            <text:p>mouse griffin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28</text:p>
          </table:table-cell>
          <table:table-cell office:value-type="string" table:style-name="ce1">
            <text:p>MOUSE GENIUS</text:p>
          </table:table-cell>
          <table:table-cell office:value-type="string" table:style-name="ce1">
            <text:p>PERIFERICOS</text:p>
          </table:table-cell>
          <table:table-cell office:value-type="float" office:value="350" table:style-name="ce1">
            <text:p>35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ERIFERICOS, ACCESORIOS, PARLANTES, TECLADOS, MOUSES, MONITORES, TECLADO, MOUSE, RATON, PARLANTE, MONITOR, IMAGEN, VGA, HDMI, CONEXION, GENIUS, NOGA, NOGA NET, PHILIPS, SAMSUNG, GABINETES, GABINETE, SENTEY</text:p>
          </table:table-cell>
          <table:table-cell office:value-type="string" table:style-name="ce1">
            <text:p>mouse genius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29</text:p>
          </table:table-cell>
          <table:table-cell office:value-type="string" table:style-name="ce1">
            <text:p>PARLANTES GENIUS</text:p>
          </table:table-cell>
          <table:table-cell office:value-type="string" table:style-name="ce1">
            <text:p>PERIFERICOS</text:p>
          </table:table-cell>
          <table:table-cell office:value-type="float" office:value="790" table:style-name="ce1">
            <text:p>79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ERIFERICOS, ACCESORIOS, PARLANTES, TECLADOS, MOUSES, MONITORES, TECLADO, MOUSE, RATON, PARLANTE, MONITOR, IMAGEN, VGA, HDMI, CONEXION, GENIUS, NOGA, NOGA NET, PHILIPS, SAMSUNG, GABINETES, GABINETE, SENTEY</text:p>
          </table:table-cell>
          <table:table-cell office:value-type="string" table:style-name="ce1">
            <text:p>parlante-genius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30</text:p>
          </table:table-cell>
          <table:table-cell office:value-type="string" table:style-name="ce1">
            <text:p>PARLANTES PHILIPS</text:p>
          </table:table-cell>
          <table:table-cell office:value-type="string" table:style-name="ce1">
            <text:p>PERIFERICOS</text:p>
          </table:table-cell>
          <table:table-cell office:value-type="float" office:value="1290" table:style-name="ce1">
            <text:p>129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ERIFERICOS, ACCESORIOS, PARLANTES, TECLADOS, MOUSES, MONITORES, TECLADO, MOUSE, RATON, PARLANTE, MONITOR, IMAGEN, VGA, HDMI, CONEXION, GENIUS, NOGA, NOGA NET, PHILIPS, SAMSUNG, GABINETES, GABINETE, SENTEY</text:p>
          </table:table-cell>
          <table:table-cell office:value-type="string" table:style-name="ce1">
            <text:p>parlphil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31</text:p>
          </table:table-cell>
          <table:table-cell office:value-type="string" table:style-name="ce1">
            <text:p>COMPUTADORA ASROCK AMD</text:p>
          </table:table-cell>
          <table:table-cell office:value-type="string" table:style-name="ce1">
            <text:p>COMPUTADORAS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Pcs, Computadoras, Amd, Intel, Mac, Asus, Gigabyte, Msi, Asrock, Ryzen, i3, i5, i7, i9, pc, gamer</text:p>
          </table:table-cell>
          <table:table-cell office:value-type="string" table:style-name="ce1">
            <text:p>pc asrockamd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32</text:p>
          </table:table-cell>
          <table:table-cell office:value-type="string" table:style-name="ce1">
            <text:p>COMPUTADORA ASROCK INTEL</text:p>
          </table:table-cell>
          <table:table-cell office:value-type="string" table:style-name="ce1">
            <text:p>COMPUTADORAS</text:p>
          </table:table-cell>
          <table:table-cell office:value-type="float" office:value="37800" table:style-name="ce1">
            <text:p>3780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Pcs, Computadoras, Amd, Intel, Mac, Asus, Gigabyte, Msi, Asrock, Ryzen, i3, i5, i7, i9, pc, gamer</text:p>
          </table:table-cell>
          <table:table-cell office:value-type="string" table:style-name="ce1">
            <text:p>pc asrock intel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33</text:p>
          </table:table-cell>
          <table:table-cell office:value-type="string" table:style-name="ce1">
            <text:p>COMPUTADORA MSI AMD</text:p>
          </table:table-cell>
          <table:table-cell office:value-type="string" table:style-name="ce1">
            <text:p>COMPUTADORAS</text:p>
          </table:table-cell>
          <table:table-cell office:value-type="float" office:value="41500" table:style-name="ce1">
            <text:p>4150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Pcs, Computadoras, Amd, Intel, Mac, Asus, Gigabyte, Msi, Asrock, Ryzen, i3, i5, i7, i9, pc, gamer</text:p>
          </table:table-cell>
          <table:table-cell office:value-type="string" table:style-name="ce1">
            <text:p>msi amd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34</text:p>
          </table:table-cell>
          <table:table-cell office:value-type="string" table:style-name="ce1">
            <text:p>COMPUTADORA MSI INTEL</text:p>
          </table:table-cell>
          <table:table-cell office:value-type="string" table:style-name="ce1">
            <text:p>COMPUTADORAS</text:p>
          </table:table-cell>
          <table:table-cell office:value-type="float" office:value="44570" table:style-name="ce1">
            <text:p>4457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Pcs, Computadoras, Amd, Intel, Mac, Asus, Gigabyte, Msi, Asrock, Ryzen, i3, i5, i7, i9, pc, gamer</text:p>
          </table:table-cell>
          <table:table-cell office:value-type="string" table:style-name="ce1">
            <text:p>msi intel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35</text:p>
          </table:table-cell>
          <table:table-cell office:value-type="string" table:style-name="ce1">
            <text:p>COMPUTADORA GIGABYTE AMD</text:p>
          </table:table-cell>
          <table:table-cell office:value-type="string" table:style-name="ce1">
            <text:p>COMPUTADORAS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Pcs, Computadoras, Amd, Intel, Mac, Asus, Gigabyte, Msi, Asrock, Ryzen, i3, i5, i7, i9, pc, gamer</text:p>
          </table:table-cell>
          <table:table-cell office:value-type="string" table:style-name="ce1">
            <text:p>gigabyte amd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36</text:p>
          </table:table-cell>
          <table:table-cell office:value-type="string" table:style-name="ce1">
            <text:p>CAJA DVDS X30</text:p>
          </table:table-cell>
          <table:table-cell office:value-type="string" table:style-name="ce1">
            <text:p>ALMACENAMIENTO</text:p>
          </table:table-cell>
          <table:table-cell office:value-type="float" office:value="320" table:style-name="ce1">
            <text:p>32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ENDRIVES, USBS, DVDS, CDS, HDD, SSD, DISCO RIGIDO, DISCO ESTADO SOLIDO, M2, M.2, PEN, ALMACENAMIENTO, SANDISK, KINGSTON, HP, MEMORIA, MEMORIAS FLASH</text:p>
          </table:table-cell>
          <table:table-cell office:value-type="string" table:style-name="ce1">
            <text:p>caja dvds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37</text:p>
          </table:table-cell>
          <table:table-cell office:value-type="string" table:style-name="ce1">
            <text:p>MONITOR LED PHILIPS</text:p>
          </table:table-cell>
          <table:table-cell office:value-type="string" table:style-name="ce1">
            <text:p>PERIFERICOS</text:p>
          </table:table-cell>
          <table:table-cell office:value-type="float" office:value="52500" table:style-name="ce1">
            <text:p>525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ERIFERICOS, ACCESORIOS, PARLANTES, TECLADOS, MOUSES, MONITORES, TECLADO, MOUSE, RATON, PARLANTE, MONITOR, IMAGEN, VGA, HDMI, CONEXION, GENIUS, NOGA, NOGA NET, PHILIPS, SAMSUNG, GABINETES, GABINETE, SENTEY</text:p>
          </table:table-cell>
          <table:table-cell office:value-type="string" table:style-name="ce1">
            <text:p>monitorPhilips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38</text:p>
          </table:table-cell>
          <table:table-cell office:value-type="string" table:style-name="ce1">
            <text:p>MONITOR LED SONY</text:p>
          </table:table-cell>
          <table:table-cell office:value-type="string" table:style-name="ce1">
            <text:p>PERIFERICOS</text:p>
          </table:table-cell>
          <table:table-cell office:value-type="float" office:value="49500" table:style-name="ce1">
            <text:p>495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ERIFERICOS, ACCESORIOS, PARLANTES, TECLADOS, MOUSES, MONITORES, TECLADO, MOUSE, RATON, PARLANTE, MONITOR, IMAGEN, VGA, HDMI, CONEXION, GENIUS, NOGA, NOGA NET, PHILIPS, SAMSUNG, GABINETES, GABINETE, SENTEY</text:p>
          </table:table-cell>
          <table:table-cell office:value-type="string" table:style-name="ce1">
            <text:p>monitorPhilips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39</text:p>
          </table:table-cell>
          <table:table-cell office:value-type="string" table:style-name="ce1">
            <text:p>BATERIA SAMSUNG J710MN</text:p>
          </table:table-cell>
          <table:table-cell office:value-type="string" table:style-name="ce1">
            <text:p>CELULARES</text:p>
          </table:table-cell>
          <table:table-cell office:value-type="float" office:value="2300" table:style-name="ce1">
            <text:p>23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LEFONOS, SMARTPHONES, CELULARES, IPHONE, APPLE, SAMSUNG, XIAOMI, HUAWEUI, P30, S9, J6, XR, MOBILES</text:p>
          </table:table-cell>
          <table:table-cell office:value-type="string" table:style-name="ce1">
            <text:p>bateria samsung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40</text:p>
          </table:table-cell>
          <table:table-cell office:value-type="string" table:style-name="ce1">
            <text:p>TECLADO GENIUS KB30</text:p>
          </table:table-cell>
          <table:table-cell office:value-type="string" table:style-name="ce1">
            <text:p>PERIFERICOS</text:p>
          </table:table-cell>
          <table:table-cell office:value-type="float" office:value="670" table:style-name="ce1">
            <text:p>67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ERIFERICOS, ACCESORIOS, PARLANTES, TECLADOS, MOUSES, MONITORES, TECLADO, MOUSE, RATON, PARLANTE, MONITOR, IMAGEN, VGA, HDMI, CONEXION, GENIUS, NOGA, NOGA NET, PHILIPS, SAMSUNG, GABINETES, GABINETE, SENTEY</text:p>
          </table:table-cell>
          <table:table-cell office:value-type="string" table:style-name="ce1">
            <text:p>teclgenius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41</text:p>
          </table:table-cell>
          <table:table-cell office:value-type="string" table:style-name="ce1">
            <text:p>GABINETE SENTEY F20</text:p>
          </table:table-cell>
          <table:table-cell office:value-type="string" table:style-name="ce1">
            <text:p>PERIFERICOS</text:p>
          </table:table-cell>
          <table:table-cell office:value-type="float" office:value="1350" table:style-name="ce1">
            <text:p>135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ERIFERICOS, ACCESORIOS, PARLANTES, TECLADOS, MOUSES, MONITORES, TECLADO, MOUSE, RATON, PARLANTE, MONITOR, IMAGEN, VGA, HDMI, CONEXION, GENIUS, NOGA, NOGA NET, PHILIPS, SAMSUNG, GABINETES, GABINETE, SENTEY</text:p>
          </table:table-cell>
          <table:table-cell office:value-type="string" table:style-name="ce1">
            <text:p>gabinete-sentey1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42</text:p>
          </table:table-cell>
          <table:table-cell office:value-type="string" table:style-name="ce1">
            <text:p>GABINETE SENTEY F40</text:p>
          </table:table-cell>
          <table:table-cell office:value-type="string" table:style-name="ce1">
            <text:p>PERIFERICOS</text:p>
          </table:table-cell>
          <table:table-cell office:value-type="float" office:value="1890" table:style-name="ce1">
            <text:p>189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ERIFERICOS, ACCESORIOS, PARLANTES, TECLADOS, MOUSES, MONITORES, TECLADO, MOUSE, RATON, PARLANTE, MONITOR, IMAGEN, VGA, HDMI, CONEXION, GENIUS, NOGA, NOGA NET, PHILIPS, SAMSUNG, GABINETES, GABINETE, SENTEY</text:p>
          </table:table-cell>
          <table:table-cell office:value-type="string" table:style-name="ce1">
            <text:p>gabinete sentey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43</text:p>
          </table:table-cell>
          <table:table-cell office:value-type="string" table:style-name="ce1">
            <text:p>GABINETE THERMALTAKE V200 TG</text:p>
          </table:table-cell>
          <table:table-cell office:value-type="string" table:style-name="ce1">
            <text:p>PERIFERICOS</text:p>
          </table:table-cell>
          <table:table-cell office:value-type="float" office:value="3400" table:style-name="ce1">
            <text:p>34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ERIFERICOS, ACCESORIOS, PARLANTES, TECLADOS, MOUSES, MONITORES, TECLADO, MOUSE, RATON, PARLANTE, MONITOR, IMAGEN, VGA, HDMI, CONEXION, GENIUS, NOGA, NOGA NET, PHILIPS, SAMSUNG, GABINETES, GABINETE, SENTEY</text:p>
          </table:table-cell>
          <table:table-cell office:value-type="string" table:style-name="ce1">
            <text:p>gabinete2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44</text:p>
          </table:table-cell>
          <table:table-cell office:value-type="string" table:style-name="ce1">
            <text:p>MONITOR SAMSUNG S19</text:p>
          </table:table-cell>
          <table:table-cell office:value-type="string" table:style-name="ce1">
            <text:p>PERIFERICOS</text:p>
          </table:table-cell>
          <table:table-cell office:value-type="float" office:value="43150" table:style-name="ce1">
            <text:p>4315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ERIFERICOS, ACCESORIOS, PARLANTES, TECLADOS, MOUSES, MONITORES, TECLADO, MOUSE, RATON, PARLANTE, MONITOR, IMAGEN, VGA, HDMI, CONEXION, GENIUS, NOGA, NOGA NET, PHILIPS, SAMSUNG, GABINETES, GABINETE, SENTEY</text:p>
          </table:table-cell>
          <table:table-cell office:value-type="string" table:style-name="ce1">
            <text:p>monitor samsung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45</text:p>
          </table:table-cell>
          <table:table-cell office:value-type="string" table:style-name="ce1">
            <text:p>LAPTOP ASUS ZENBOOK 14</text:p>
          </table:table-cell>
          <table:table-cell office:value-type="string" table:style-name="ce1">
            <text:p>PORTATILES</text:p>
          </table:table-cell>
          <table:table-cell office:value-type="float" office:value="29670" table:style-name="ce1">
            <text:p>2967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rtatiles, Laptops, Computadoras, Pcs, Macbooks, Notebooks, Netbooks</text:p>
          </table:table-cell>
          <table:table-cell office:value-type="string" table:style-name="ce1">
            <text:p>laptop asus zenbook 14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R46</text:p>
          </table:table-cell>
          <table:table-cell office:value-type="string" table:style-name="ce1">
            <text:p>LAPTOP ASUS E402</text:p>
          </table:table-cell>
          <table:table-cell office:value-type="string" table:style-name="ce1">
            <text:p>PORTATILES</text:p>
          </table:table-cell>
          <table:table-cell office:value-type="float" office:value="57800" table:style-name="ce1">
            <text:p>578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ptops, Computadoras, Pcs, Amd, Asus, Portatiles, Notebooks, Netbooks</text:p>
          </table:table-cell>
          <table:table-cell office:value-type="string" table:style-name="ce1">
            <text:p>asusE402.jpg</text:p>
          </table:table-cell>
          <table:table-cell office:value-type="string" table:style-name="ce1">
            <text:p>productoDetalle.php</text:p>
          </table:table-cell>
          <table:table-cell table:number-columns-repeated="248" table:style-name="ce2"/>
          <table:table-cell table:number-columns-repeated="16128" table:style-name="ce1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hpMyAdmin 4.8.5</meta:initial-creator>
    <dc:creator>Laptop</dc:creator>
    <meta:creation-date>2020-03-17T15:36:58Z</meta:creation-date>
    <dc:date>2020-03-17T15:38:35Z</dc:date>
  </office:meta>
</office:document-meta>
</file>